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Many checkpoints have a legitimate purpose, for example to prevent weapons from entering an area. Some checkpoints, however, are designed to harass people or as a cover for ambush, theft or violence. It is important to recognise the difference between a legal, sanctioned checkpoint and one designed for the gain of the checkpoint personnel.</text:p>
      <text:p text:style-name="Text_20_body">You first need to rapidly assess the nature of the checkpoint.</text:p>
      <text:list text:style-name="L1">
        <text:list-item>
          <text:p text:style-name="P1">Where it is located?</text:p>
        </text:list-item>
        <text:list-item>
          <text:p text:style-name="P1">Who is manning it?</text:p>
        </text:list-item>
        <text:list-item>
          <text:p text:style-name="P1">What does their mood appear to be?</text:p>
        </text:list-item>
        <text:list-item>
          <text:p text:style-name="P1">Are there any signs of trouble?</text:p>
        </text:list-item>
      </text:list>
      <text:p text:style-name="First_20_paragraph">Checkpoints at crossroads, bridges, mountain passes and town entrances and exits are to be expected, and are likely to have been set up for the general monitoring of all passers-by. Checkpoints in the middle of a forest or on a mountain road away from habitation may exist for a more ominous purpose. Checkpoints manned by regular army and police forces may be less problematic than ones manned by irregulars.</text:p>
      <text:p text:style-name="Text_20_body">If you suspect that there is a risk of violence or other serious problems, turn round and drive steadily away, if it is safe to do so.</text:p>
      <text:p text:style-name="Text_20_body">Before approaching or leaving a checkpoint, inform base by radio. Do so in a discreet way, far enough from the checkpoint to avoid them seeing that you are using the radio</text:p>
      <text:list text:style-name="L2">
        <text:list-item>
          <text:p text:style-name="P2">Slow down</text:p>
        </text:list-item>
        <text:list-item>
          <text:p text:style-name="P2">Turn radios down low or off</text:p>
        </text:list-item>
        <text:list-item>
          <text:p text:style-name="P2">Keep valuables out of sight</text:p>
        </text:list-item>
        <text:list-item>
          <text:p text:style-name="P2">Roll window down low enough for civil conversation, but difficult to put hand inside car</text:p>
        </text:list-item>
        <text:list-item>
          <text:p text:style-name="P2">During day, remove sunglasses</text:p>
        </text:list-item>
        <text:list-item>
          <text:p text:style-name="P2">After dark, turn light inside the cabin on and headlights off</text:p>
        </text:list-item>
        <text:list-item>
          <text:p text:style-name="P2">Be ready with your ID documents</text:p>
        </text:list-item>
        <text:list-item>
          <text:p text:style-name="P2">Have one person who is prepared to talk on behalf the group: Agree where you have come from/ Where you are going/ Who you work for</text:p>
        </text:list-item>
        <text:list-item>
          <text:p text:style-name="P2">Keep a reasonable distance between vehicles</text:p>
        </text:list-item>
        <text:list-item>
          <text:p text:style-name="P2">Be sure you understand the signals given by checkpoint personnel (e.g. are they waving me on or into the side of the road?). Stop if unsure.</text:p>
        </text:list-item>
      </text:list>
      <text:p text:style-name="First_20_paragraph">You should know the accepted etiquette for passing through a checkpoint in your area. It is always important to stay calm and clearly demonstrate that you are not a threat.</text:p>
      <text:list text:style-name="L3">
        <text:list-item>
          <text:p text:style-name="P3">Stop a few meters from the barrier</text:p>
        </text:list-item>
        <text:list-item>
          <text:p text:style-name="P3">Keep engine running unless told otherwise</text:p>
        </text:list-item>
        <text:list-item>
          <text:p text:style-name="P3">Remain in the vehicle unless asked to get out</text:p>
        </text:list-item>
        <text:list-item>
          <text:p text:style-name="P3">If asked to get out release seatbelt slowly so it does not look like you are reaching for a gun</text:p>
        </text:list-item>
        <text:list-item>
          <text:p text:style-name="P3">Avoid any sudden movements in the car ? if moving announce what you are doing before you do it, and move slowly</text:p>
        </text:list-item>
        <text:list-item>
          <text:p text:style-name="P3">Do not laugh or giggle</text:p>
        </text:list-item>
        <text:list-item>
          <text:p text:style-name="P3">Keep hands visible</text:p>
        </text:list-item>
        <text:list-item>
          <text:p text:style-name="P3">If vehicle is searched, comply</text:p>
        </text:list-item>
        <text:list-item>
          <text:p text:style-name="P3">Be friendly, co-operative and alert. Treat the soldiers or police with respect. They have a boring job to do, and are likely to give you an easier time if you show an interest in them. If appropriate, chat a little, perhaps about their family.</text:p>
        </text:list-item>
        <text:list-item>
          <text:p text:style-name="P3">If they ask you to do things that are inappropriate, be polite but firm in refusing, and use gentle humour if appropriate.</text:p>
        </text:list-item>
        <text:list-item>
          <text:p text:style-name="P3">NB. A soldier asking for money is a negotiation. A solider pointing his gun at you and demanding money is armed robbery. If threatened with a weapon, comply calmly with their instructions.</text:p>
        </text:list-item>
        <text:list-item>
          <text:p text:style-name="P3">If anything stolen, politely ask for it back (use your judgement; if the situation is threatening it may be best to accept the loss). If there is the possibility of violence at a checkpoint report the incident to a more senior officer once your journey is complete.</text:p>
        </text:list-item>
        <text:list-item>
          <text:p text:style-name="P3">If at all possible, refuse lifts to armed or uniformed personnel. Be prepared to be turned back if your organizational policy forbids it.</text:p>
        </text:list-item>
        <text:list-item>
          <text:p text:style-name="P3">Avoid looking back</text:p>
        </text:list-item>
        <text:list-item>
          <text:p text:style-name="P3">Once the checkpoint has been cleared and you are out of view report back in to base that you are continuing on your route.</text:p>
        </text:list-item>
      </text:list>
      <text:p text:style-name="First_20_paragraph">Swipe right for this lesson's checklist</text:p>
      <text:h text:style-name="Heading_20_3" text:outline-level="3">RELATED LESSONS/TOOLS</text:h>
      <text:list text:style-name="L4">
        <text:list-item>
          <text:p text:style-name="P4"><text:a xlink:type="simple" xlink:href="umbrella://lesson/preparation" office:name=""><text:span text:style-name="Definition">Preparation lesson</text:span></text:a></text:p>
        </text:list-item>
        <text:list-item>
          <text:p text:style-name="P4"><text:a xlink:type="simple" xlink:href="umbrella://lesson/arrests" office:name=""><text:span text:style-name="Definition">Arrest lesson</text:span></text:a></text:p>
        </text:list-item>
      </text:list>
      <text:h text:style-name="Heading_20_3" text:outline-level="3">FURTHER READING</text:h>
      <text:list text:style-name="L5">
        <text:list-item>
          <text:p text:style-name="P5"><text:a xlink:type="simple" xlink:href="www.odihpn.org/download/gpr_8_revised2pdf" office:name=""><text:span text:style-name="Definition">Good Practice Review Number 8: Operational security management in violent environments (Revised Ed.)</text:span></text:a></text:p>
        </text:list-item>
        <text:list-item>
          <text:p text:style-name="P5"><text:a xlink:type="simple" xlink:href="ngolearning.org/courses/availablecourses/CARE%20Safety%20Course/Shared%20Documents/English_CARE_International_Safety_and_Security_Handbook.pdf" office:name=""><text:span text:style-name="Definition">CARE International: Safety &amp; Security Handbook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